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SOCZE BOGATOPŁYTKOWE-PRP</text:p>
      <text:p text:style-name="Standard"/>
      <text:p text:style-name="Standard">Osocze bogatopłytkowe to koncentrat płytek krwi w niewielkiej objętości osocza. Pochodzi z krwi pacjenta, zawiera czynniki wzrostu oraz białka odpowiedzialne za adhezję komórkową. Dzięki zawartości tych czynników <text:s/>osocze jest idealnym materiałem odmładzającym i regenerującym, sprawiającym, że skóra <text:s/>staje się gładsza oraz bardziej elastyczna.</text:p>
      <text:p text:style-name="Standard">Obecne w osoczu czynniki wzrostu :</text:p>
      <text:p text:style-name="Standard">-pobudzają procesy regeneracji tkanek</text:p>
      <text:p text:style-name="Standard">-pobudzają <text:s/>fibroblasty do tworzenia nowego kolagenu, elastyny</text:p>
      <text:p text:style-name="Standard">-wspomagają proces angiogenezy</text:p>
      <text:p text:style-name="Standard">-aktywują komórki macierzyste</text:p>
      <text:p text:style-name="Standard"/>
      <text:p text:style-name="Standard">PRP STOSUJEMY::</text:p>
      <text:p text:style-name="Standard">-przypadku gdy pojawiają się pierwsze oznaki starzenia :zmarszczki, bruzdy, fałdy</text:p>
      <text:p text:style-name="Standard">-gdy skóra staje się odwodniona, przesuszona, o niejednolitym zabarwieniu</text:p>
      <text:p text:style-name="Standard">-w celu wypełnienia blizn po trądziku</text:p>
      <text:p text:style-name="Standard">-po niektórych zabiegach celem szybszej regeneracji skóry</text:p>
      <text:p text:style-name="Standard">-w przypadku osób <text:s/>z nadwrażliwością na preparaty zawierające kwas hialuronowy oraz osób <text:s/>, które cenią produkty naturalnego</text:p>
      <text:p text:style-name="Standard">-w przypadku łysienia androgenowego</text:p>
      <text:p text:style-name="Standard"/>
      <text:p text:style-name="Standard"/>
      <text:p text:style-name="Standard">PRZEBIEG ZABIEGU:</text:p>
      <text:p text:style-name="Standard">Zabieg polega na wstrzykiwaniu osocza na zasadzie klasycznej mezoterapii lub liniowo , wzdłuż zmarszczki -technika Volume.</text:p>
      <text:p text:style-name="Standard">W pierwszym etapie lekarz pobiera krew od pacjenta do specjalnych probówek, po czym materiał poddawany jest wirowaniu w specjalnej wirówce laboratoryjnej. Po kilku minutach otrzymujemy preparat, w którym mamy oddzielone erytrocyty i leukocyty od osocza, które zawiera płytki krwi.Ilość zabiegów lekarz ustala indywidualnie. Bezpośrednio po zabiegu skóra może być zaczerwieniona , mogą pojawić się siniaki. Ok 2 tyg po zabiegu należy powstrzymać się od korzystania z solarium , sauny, łaźni parowej. </text:p>
      <text:p text:style-name="Standard"/>
      <text:p text:style-name="Standard">PRZECIWWSKAZANIA:</text:p>
      <text:p text:style-name="Standard">-ciąża, okres karmienia piersią</text:p>
      <text:p text:style-name="Standard">-choroby autoimmunologiczne</text:p>
      <text:p text:style-name="Standard">-nowotwory</text:p>
      <text:p text:style-name="Standard">-miejscowe stany zapalne skóry , np. opryszczka</text:p>
      <text:p text:style-name="Standard">-stosowanie leków rozrzedzających krew-należy je odstawić na ok 7-10 dni przed zabiegie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5T15:44:37</meta:creation-date>
    <meta:document-statistic meta:table-count="0" meta:image-count="0" meta:object-count="0" meta:page-count="1" meta:paragraph-count="23" meta:word-count="239" meta:character-count="1841"/>
    <dc:date>2017-11-05T16:45:50</dc:date>
    <meta:editing-duration>PT4M24S</meta:editing-duration>
    <meta:editing-cycles>1</meta:editing-cycles>
    <meta:generator>OpenOffice/4.1.2$Unix OpenOffice.org_project/412m3$Build-9782</meta:generator>
  </office:meta>
</office:document-meta>
</file>